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3.81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Verhoef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Verhoeff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lambda$toIntArray$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table-cell office:value-type="string" calcext:value-type="string">
            <text:p>Verhoeff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verhoeffChec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Verhoeff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verhoeffChe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table-cell office:value-type="string" calcext:value-type="string">
            <text:p>Verhoeff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verhoeffChe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table-cell office:value-type="string" calcext:value-type="string">
            <text:p>Verhoeff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verhoeffChe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laced integer modulus with multiplication</text:p>
          </table:table-cell>
        </table:table-row>
        <table:table-row table:style-name="ro1">
          <table:table-cell office:value-type="string" calcext:value-type="string">
            <text:p>Verhoeff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verhoeffChec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Verhoeff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verhoeffCheck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Verhoeff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verhoeffChec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moved call to com/thealgorithms/others/Verhoeff::checkInput</text:p>
          </table:table-cell>
        </table:table-row>
        <table:table-row table:style-name="ro1">
          <table:table-cell office:value-type="string" calcext:value-type="string">
            <text:p>Verhoeff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6</text:p>
          </table:table-cell>
          <table:table-cell office:value-type="string" calcext:value-type="string">
            <text:p>org.pitest.mutationtest.engine.gregor.mutators.returns.BooleanTrue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erhoeffCheck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placed boolean return with true for com/thealgorithms/others/Verhoeff::verhoeffChe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6:15:27.119651695</dc:date>
    <meta:editing-duration>PT1M31S</meta:editing-duration>
    <meta:editing-cycles>1</meta:editing-cycles>
    <meta:document-statistic meta:table-count="1" meta:cell-count="80" meta:object-count="0"/>
    <meta:generator>LibreOffice/24.2.7.2$Linux_X86_64 LibreOffice_project/420$Build-2</meta:generator>
  </office:meta>
</office:document-meta>
</file>